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Gill Sans MT_CCJU" svg:font-family="'Gill Sans MT_CCJU', sans-serif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style:font-size-asian="11pt" style:font-name-complex="Arial" style:font-size-complex="11pt"/>
    </style:style>
    <style:style style:name="P2" style:family="paragraph" style:parent-style-name="Standard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" style:family="paragraph" style:parent-style-name="Standard">
      <style:paragraph-properties fo:margin-top="0cm" fo:margin-bottom="0cm" fo:line-height="100%" fo:text-align="start" style:justify-single-word="false" fo:keep-together="always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top="0cm" fo:margin-bottom="0cm" fo:line-height="100%" fo:text-align="justify" style:justify-single-word="false" fo:keep-together="always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Courier New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bold" fo:background-color="#ffffff" style:font-name-asian="Arial1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Standard">
      <style:paragraph-properties fo:margin-top="0cm" fo:margin-bottom="0cm" fo:line-height="100%" fo:text-align="center" style:justify-single-word="fals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Standard">
      <style:paragraph-properties fo:margin-top="0cm" fo:margin-bottom="0cm" fo:line-height="100%" fo:text-align="start" style:justify-single-word="false">
        <style:tab-stops>
          <style:tab-stop style:position="8.89cm"/>
        </style:tab-stops>
      </style:paragraph-properties>
      <style:text-properties fo:color="#000000" style:font-name="Gill Sans MT_CCJU1" fo:font-size="12pt" fo:font-style="normal" fo:font-weight="bold" fo:background-color="#ffffff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4" style:family="paragraph" style:parent-style-name="Standard" style:master-page-name="">
      <style:paragraph-properties fo:margin-top="0cm" fo:margin-bottom="0cm" fo:line-height="100%" fo:text-align="start" style:justify-single-word="false" style:page-number="auto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5" style:family="paragraph" style:parent-style-name="Standard">
      <style:paragraph-properties fo:margin-top="0cm" fo:margin-bottom="0cm" fo:line-height="100%" fo:text-align="center" style:justify-single-word="false" fo:break-before="page">
        <style:tab-stops>
          <style:tab-stop style:position="6.271cm"/>
        </style:tab-stops>
      </style:paragraph-properties>
      <style:text-properties fo:color="#000000" style:font-name="Gill Sans MT_CCJU1" fo:font-size="11pt" fo:font-style="normal" fo:font-weight="bold" fo:background-color="#ffffff" style:font-name-asian="Courier New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Text_20_body">
      <style:paragraph-properties>
        <style:tab-stops>
          <style:tab-stop style:position="9.763cm"/>
        </style:tab-stops>
      </style:paragraph-properties>
      <style:text-properties fo:color="#000000" style:font-name="Gill Sans MT_CCJU" fo:font-size="10pt"/>
    </style:style>
    <style:style style:name="P17" style:family="paragraph" style:parent-style-name="Text_20_body">
      <style:paragraph-properties>
        <style:tab-stops>
          <style:tab-stop style:position="9.79cm"/>
        </style:tab-stops>
      </style:paragraph-properties>
      <style:text-properties fo:color="#000000" style:font-name="Gill Sans MT_CCJU" fo:font-size="10pt"/>
    </style:style>
    <style:style style:name="P18" style:family="paragraph" style:parent-style-name="Text_20_body">
      <style:text-properties fo:color="#000000" style:font-name="Gill Sans MT_CCJU" fo:font-size="11pt" style:font-size-asian="11pt" style:font-size-complex="11pt"/>
    </style:style>
    <style:style style:name="P19" style:family="paragraph" style:parent-style-name="Text_20_body">
      <style:text-properties fo:color="#000000" style:font-name="Gill Sans MT_CCJU1" fo:font-size="10pt"/>
    </style:style>
    <style:style style:name="P20" style:family="paragraph" style:parent-style-name="Text_20_body">
      <style:text-properties fo:color="#000000" style:font-name="Gill Sans MT_CCJU1" fo:font-size="10pt" fo:font-weight="bold"/>
    </style:style>
    <style:style style:name="P21" style:family="paragraph" style:parent-style-name="Text_20_body">
      <style:text-properties fo:color="#000000" style:font-name="Gill Sans MT_CCJU1" fo:font-size="11pt" style:font-size-asian="11pt" style:font-name-complex="Arial" style:font-size-complex="11pt"/>
    </style:style>
    <style:style style:name="P22" style:family="paragraph" style:parent-style-name="Text_20_body">
      <style:text-properties fo:color="#000000" style:font-name="Gill Sans MT_CCJU1" fo:font-size="11pt" style:font-size-asian="11pt" style:font-size-complex="11pt"/>
    </style:style>
    <style:style style:name="P23" style:family="paragraph" style:parent-style-name="Text_20_body">
      <style:text-properties fo:color="#000000" style:font-name="Gill Sans MT_CCJU1" fo:font-size="11pt" fo:background-color="#ffffff" style:font-size-asian="11pt" style:font-size-complex="11pt"/>
    </style:style>
    <style:style style:name="P2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8.89cm"/>
        </style:tab-stops>
      </style:paragraph-properties>
      <style:text-properties fo:color="#000000" style:font-name="Gill Sans MT_CCJU1" fo:font-size="11pt" fo:font-style="normal" fo:font-weight="normal" fo:background-color="#ffffff" style:font-name-asian="Arial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Text_20_body" style:master-page-name="First_20_Page">
      <style:paragraph-properties style:page-number="auto"/>
      <style:text-properties fo:color="#000000" style:font-name="Gill Sans MT_CCJU1" fo:font-size="11pt" fo:background-color="#ffffff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style:font-name-asian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style:font-name="Gill Sans MT_CCJU1" fo:font-size="11pt" style:font-size-asian="11pt" style:font-size-complex="11pt"/>
    </style:style>
    <style:style style:name="T5" style:family="text">
      <style:text-properties style:font-name="Gill Sans MT_CCJU1" fo:font-size="11pt" fo:language="en" fo:country="US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%#include enTetesDecisionRFM#%</text:p>
      <text:p text:style-name="P23"/>
      <text:p text:style-name="P19">%=LIBELLE_REF=%</text:p>
      <text:p text:style-name="P2">%=GESTIONNAIRE=% • <text:span text:style-name="T1">%=TEL_GESTIONNAIRE=%</text:span></text:p>
      <text:p text:style-name="P22"/>
      <text:p text:style-name="P22"/>
      <text:p text:style-name="P20">%=IS_COPIE=%</text:p>
      <text:p text:style-name="P16">%=NSS=%<text:tab/><text:span text:style-name="T4">%=</text:span><text:span text:style-name="T5">DATE_ET_LIEU</text:span><text:span text:style-name="T4">=%</text:span></text:p>
      <text:p text:style-name="P17">%=AYANT_DROIT=%</text:p>
      <text:p text:style-name="P18"/>
      <text:p text:style-name="P21"/>
      <text:p text:style-name="P21"/>
      <text:p text:style-name="P13">%=titreDecision=%</text:p>
      <text:p text:style-name="P7"/>
      <text:p text:style-name="P7"/>
      <text:p text:style-name="P3">%=TITRE=%,</text:p>
      <text:p text:style-name="P3"/>
      <text:p text:style-name="P1">%=PARAGRAPHE1=%</text:p>
      <text:p text:style-name="P1"/>
      <text:p text:style-name="P1">%=PARAGRAPHE2=%</text:p>
      <text:p text:style-name="P1"/>
      <text:p text:style-name="P1">%=PARAGRAPHE3=%</text:p>
      <text:p text:style-name="P1"/>
      <text:p text:style-name="P5">%#include tabDecompteRestitutionRFM#%</text:p>
      <text:p text:style-name="P5"/>
      <text:p text:style-name="P5"/>
      <text:p text:style-name="P11">%=PARAGRAPHE4=%</text:p>
      <text:p text:style-name="P5"/>
      <text:p text:style-name="P5">%=PARAGRAPHE5=%</text:p>
      <text:p text:style-name="P5"/>
      <text:p text:style-name="P5">%=SALUTATIONS=%</text:p>
      <text:p text:style-name="P6"/>
      <text:p text:style-name="P4"><text:tab/>%#include signatureRFM#%</text:p>
      <text:p text:style-name="P14"><text:span text:style-name="T3">%=pushToEnd()=%</text:span><text:span text:style-name="T2">%#include tabAnnexesEtCopiesRFM#%</text:span></text:p>
      <text:p text:style-name="P8"/>
      <text:p text:style-name="P12">%=REMARQUES_VERSO=%</text:p>
      <text:p text:style-name="P8"/>
      <text:p text:style-name="P15">%=TITRE_MOYEN_DROIT=%</text:p>
      <text:p text:style-name="P9"/>
      <text:p text:style-name="P10">%=MOYEN_DROIT=%</text:p>
      <text:p text:style-name="P9"/>
      <text:p text:style-name="P9"/>
      <text:p text:style-name="P12">%=TITRE_DEMANDE_REMISE=%</text:p>
      <text:p text:style-name="P9"/>
      <text:p text:style-name="P10">%=DEMANDE_REMISE=%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Gill Sans MT_CCJU" svg:font-family="'Gill Sans MT_CCJU', sans-serif"/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1" svg:font-family="'Gill Sans MT_CCJU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.499cm" fo:margin-bottom="1.3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First_20_Page" style:display-name="First Page" style:page-layout-name="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16T11:32:02</meta:creation-date>
    <dc:creator>Mike Boillat</dc:creator>
    <dc:date>2013-10-09T21:49:07</dc:date>
    <meta:editing-cycles>46</meta:editing-cycles>
    <meta:editing-duration>PT1H39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22" meta:word-count="42" meta:character-count="459"/>
  </office:meta>
</office:document-meta>
</file>